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21-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26 de May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sobres de envío para encomiendas de uso exclusivo de éste Órgano Contralor.,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DOCUMENTOS MERCANTILES, S.A. DOMESA, RIF: J-00091991-7, por un monto de Bs. 19.855,00, ubicada en CALLE 100CON AVDA. SUR 4 ESQUINA PUENTE SOUBLETTE EDIFICIO DOMESA P.B. SECTOR QUINTA CRESPO. CARACAS DISTRITO CAPITAL, MATURIN ESTADO MONAGAS
<text:line-break/>
<text:line-break/></text:p>
      <text:p text:style-name="P11"/>
      <text:p text:style-name="P5"><text:span text:style-name="T21">En Maturín, a los </text:span><text:span text:style-name="Fuente_20_de_20_párrafo_20_predeter."><text:span text:style-name="T17"><text:s/>veintisiete (27)</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May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